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1.642cm"/>
    </style:style>
    <style:style style:name="co4" style:family="table-column">
      <style:table-column-properties fo:break-before="auto" style:column-width="1.45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ffffff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FICHIER</text:p>
          </table:table-cell>
          <table:table-cell table:style-name="ce3" office:value-type="string" calcext:value-type="string">
            <text:p>::=</text:p>
          </table:table-cell>
          <table:table-cell table:style-name="ce4" office:value-type="string" calcext:value-type="string">
            <text:p>with Ada . Text_IO ; use Ada . Text_IO ; PROCEDURE BEGIN_INSTR ; EO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is PROC_FACT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GIN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begin PLUS_INSTR end BEGIN_INSTR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DECL PLUS_DECL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STR PLUS_INSTR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NS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ident DECL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TYPE DECL_FAC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DECL_PROCED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function ident DECL_FUN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DECL_FAC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_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ccess 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_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cord PLUS_CHAMPS end record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 := EXPR )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TYPE 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return TYPE 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DEN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 PLUS_IDENT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, PLUS_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IS_DECL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PLUS_IDENT : TYPE 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CHAMP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CHAMPS PLUS_CHAMPS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CHAM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id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access id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( PA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PARAM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END_PA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MODE TYPE END_PARA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; PA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 MODE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1 EXPR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new ident EXPR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ident ( PLUS_EXPR EXPR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character’val ( EXPR ) EXPR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r EXPR_BIS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1 EXPR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lse EXPR1 EXPR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1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2 EXPR1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1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nd EXPR1_BIS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 EXPR1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hen EXPR2 EXPR1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not EXPR2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2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3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4 EXPR3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= EXPR4 EXPR3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/= EXPR4 EXPR3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4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5 EXPR4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gt; EXPR5 EXPR4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gt;= EXPR5 EXPR4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lt; EXPR5 EXPR4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lt;= EXPR5 EXPR4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5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6 EXPR5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+ EXPR6 EXPR5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- EXPR6 EXPR5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6</text:p>
          </table:table-cell>
          <table:table-cell table:style-name="ce3" office:value-type="string" calcext:value-type="string">
            <text:p>::=</text:p>
          </table:table-cell>
          <table:table-cell table:style-name="ce1" office:value-type="string" calcext:value-type="string">
            <text:p>EXPR7 EXPR6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* EXPR7 EXPR6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/ EXPR7 EXPR6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rem EXPR7 EXPR6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7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- EXPR7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7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8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9 EXPR8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8_BIS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. ident EXPR8_B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nti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caract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id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( EXPR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US_EXP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 END_EXP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, EXP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ident INSTR_ID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.ident := 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INSTR_RETUR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begin PLUS_INSTR end 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if EXPR then PLUS_INSTR NEXT_I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for ident in INSTR_F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while EXPR loop PLUS_INSTR end loop 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_IDENT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:= EXPR 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_IDENT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; ident ( PLUS_EXP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 . . EXPR loop PLUS_INSTR end loop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verse EXPR..EXPR loop PLUS_INSTR end loop 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nd if 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lse E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lsif ELSI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SE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PLUS_INSTR END_E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lse E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nd if 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SIF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XPR then PLUS_INSTR END_ELSI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nd if 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lsif ELSI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lse E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/=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lt;=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&gt;=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r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and OPERATEUR_A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or OPERATEUR_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e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''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12" office:value-type="string" calcext:value-type="string">
            <text:p>th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29T13:50:29Z</meta:creation-date>
    <dc:date>2023-11-29T15:17:50.554534995</dc:date>
    <meta:editing-cycles>6</meta:editing-cycles>
    <meta:editing-duration>PT31M10S</meta:editing-duration>
    <meta:document-statistic meta:table-count="1" meta:cell-count="396" meta:object-count="0"/>
  </office:meta>
</office:document-meta>
</file>